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ffcccc" draw:textarea-vertical-align="middle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fill="solid" draw:fill-color="#6699cc" draw:textarea-vertical-align="middle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67cm"/>
    </style:style>
    <style:style style:name="gr8" style:family="graphic" style:parent-style-name="standard">
      <style:graphic-properties draw:stroke="none" svg:stroke-color="#000000" draw:fill="none" draw:fill-color="#ffffff" fo:min-height="14.25cm"/>
    </style:style>
    <style:style style:name="gr9" style:family="graphic" style:parent-style-name="standard">
      <style:graphic-properties draw:fill="solid" draw:fill-color="#ffcc99" draw:textarea-vertical-align="middle"/>
    </style:style>
    <style:style style:name="gr10" style:family="graphic" style:parent-style-name="standard">
      <style:graphic-properties draw:fill-color="#ffffcc" draw:textarea-vertical-align="middle"/>
    </style:style>
    <style:style style:name="gr11" style:family="graphic" style:parent-style-name="standard">
      <style:graphic-properties draw:fill="solid" draw:fill-color="#ffcc00" draw:textarea-vertical-align="middle"/>
    </style:style>
    <style:style style:name="co1" style:family="table-column">
      <style:table-column-properties style:column-width="12.299cm" style:use-optimal-column-width="false"/>
    </style:style>
    <style:style style:name="co2" style:family="table-column">
      <style:table-column-properties style:column-width="11.5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926cm"/>
    </style:style>
    <style:style style:name="ro3" style:family="table-row">
      <style:table-row-properties style:row-height="3.036cm"/>
    </style:style>
    <style:style style:name="ro4" style:family="table-row">
      <style:table-row-properties style:row-height="0.927cm"/>
    </style:style>
    <style:style style:name="ce1" style:family="table-cell">
      <style:graphic-properties draw:fill-color="#cfe7f5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2" style:family="table-cell">
      <style:graphic-properties draw:fill-color="#ffffcc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3" style:family="table-cell">
      <style:graphic-properties draw:fill-color="#ffcc99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4" style:family="table-cell">
      <style:graphic-properties draw:fill-color="#ffcccc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5" style:family="table-cell">
      <style:graphic-properties draw:fill="solid" draw:fill-color="#ccffcc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6" style:family="table-cell">
      <style:graphic-properties draw:fill="solid" draw:fill-color="#6699cc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7" style:family="table-cell">
      <style:graphic-properties draw:fill="solid" draw:fill-color="#cccccc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ce8" style:family="table-cell">
      <style:graphic-properties draw:fill="solid" draw:fill-color="#ffcc00" style:repeat="repeat" draw:textarea-vertical-align="top"/>
      <style:paragraph-properties fo:margin-left="0cm" fo:margin-right="0cm" fo:text-align="start" fo:text-indent="0cm" fo:border="0.001cm solid #000000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T1" style:family="text">
      <style:text-properties fo:color="#808080"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3cm" svg:height="9.807cm" svg:x="4cm" svg:y="3.6cm">
          <text:p/>
        </draw:rect>
        <draw:rect draw:style-name="gr2" draw:text-style-name="P1" draw:layer="layout" svg:width="8.1cm" svg:height="9.807cm" svg:x="6.1cm" svg:y="3.6cm">
          <text:p/>
        </draw:rect>
        <draw:rect draw:style-name="gr3" draw:text-style-name="P1" draw:layer="layout" svg:width="8.1cm" svg:height="0.9cm" svg:x="6.1cm" svg:y="3.6cm">
          <text:p/>
        </draw:rect>
        <draw:rect draw:style-name="gr4" draw:text-style-name="P1" draw:layer="layout" svg:width="7.7cm" svg:height="1.4cm" svg:x="6.3cm" svg:y="4.8cm">
          <text:p/>
        </draw:rect>
        <draw:rect draw:style-name="gr5" draw:text-style-name="P1" draw:layer="layout" svg:width="8cm" svg:height="1.6cm" svg:x="6.2cm" svg:y="11.8cm">
          <text:p/>
        </draw:rect>
        <draw:rect draw:style-name="gr5" draw:text-style-name="P1" draw:layer="layout" svg:width="8.1cm" svg:height="1.6cm" svg:x="6.1cm" svg:y="11.8cm">
          <text:p/>
        </draw:rect>
        <draw:rect draw:style-name="gr6" draw:text-style-name="P1" draw:layer="layout" svg:width="7.7cm" svg:height="1.2cm" svg:x="6.3cm" svg:y="12cm">
          <text:p/>
        </draw:rect>
        <draw:frame draw:style-name="gr7" draw:text-style-name="P2" draw:layer="layout" svg:width="17.121cm" svg:height="1.517cm" draw:transform="rotate (-1.57062179387059) translate (5.817cm -1.021cm)">
          <draw:text-box>
            <text:p text:style-name="P1"><text:span text:style-name="T1">Desktop</text:span></text:p>
          </draw:text-box>
        </draw:frame>
        <draw:frame draw:style-name="gr8" draw:text-style-name="P3" draw:layer="layout" svg:width="12.3cm" svg:height="14.5cm" svg:x="4.1cm" svg:y="14.2cm">
          <draw:text-box>
            <text:p text:style-name="P3">Legende Desktop:</text:p>
          </draw:text-box>
        </draw:frame>
        <draw:frame draw:style-name="standard" draw:layer="layout" svg:width="12.298cm" svg:height="10.928cm" svg:x="4.1cm" svg:y="15.1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Body</text:span></text:p>
                            <text:list>
                              <text:list-item>
                                <text:p text:style-name="P4"><text:span text:style-name="T2">Hintergrundbil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Wrapper</text:span></text:p>
                            <text:list>
                              <text:list-item>
                                <text:p text:style-name="P4"><text:span text:style-name="T2">Hintergrundfarb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Header</text:span></text:p>
                            <text:list>
                              <text:list-item>
                                <text:p text:style-name="P4"><text:span text:style-name="T2">Logo, Name und Illustr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Navigationsleiste</text:span></text:p>
                            <text:list>
                              <text:list-item>
                                <text:p text:style-name="P4"><text:span text:style-name="T2">Start</text:span></text:p>
                              </text:list-item>
                              <text:list-item>
                                <text:p text:style-name="P4"><text:span text:style-name="T2">Lernbereich</text:span></text:p>
                              </text:list-item>
                              <text:list-item>
                                <text:p text:style-name="P4"><text:span text:style-name="T2">Lernstand</text:span></text:p>
                              </text:list-item>
                              <text:list-item>
                                <text:p text:style-name="P4"><text:span text:style-name="T2">Kontak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Sektionen</text:span></text:p>
                            <text:list>
                              <text:list-item>
                                <text:p text:style-name="P4"><text:span text:style-name="T2">Inhalt der jeweiligen Punk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Footer</text:span></text:p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2">Links zu wichtigen Sei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1" draw:layer="layout" svg:width="7.7cm" svg:height="1.4cm" svg:x="6.3cm" svg:y="6.5cm">
          <text:p/>
        </draw:rect>
        <draw:rect draw:style-name="gr4" draw:text-style-name="P1" draw:layer="layout" svg:width="7.7cm" svg:height="1.4cm" svg:x="6.3cm" svg:y="8.2cm">
          <text:p/>
        </draw:rect>
        <draw:rect draw:style-name="gr4" draw:text-style-name="P1" draw:layer="layout" svg:width="7.7cm" svg:height="1.4cm" svg:x="6.3cm" svg:y="9.9cm">
          <text:p/>
        </draw:rect>
        <draw:rect draw:style-name="gr9" draw:text-style-name="P1" draw:layer="layout" svg:width="0.9cm" svg:height="0.907cm" svg:x="6.1cm" svg:y="3.6cm">
          <text:p/>
        </draw:rect>
      </draw:page>
      <draw:page draw:name="page2" draw:style-name="dp1" draw:master-page-name="Standard">
        <draw:rect draw:style-name="gr2" draw:text-style-name="P1" draw:layer="layout" svg:width="8.1cm" svg:height="7.472cm" svg:x="6.4cm" svg:y="4.4cm">
          <text:p/>
        </draw:rect>
        <draw:rect draw:style-name="gr3" draw:text-style-name="P1" draw:layer="layout" svg:width="8.1cm" svg:height="1.228cm" draw:transform="rotate (3.1415926535892) translate (14.5cm 5.6cm)">
          <text:p/>
        </draw:rect>
        <draw:rect draw:style-name="gr4" draw:text-style-name="P1" draw:layer="layout" svg:width="7.7cm" svg:height="1.528cm" svg:x="6.6cm" svg:y="5.772cm">
          <text:p/>
        </draw:rect>
        <draw:rect draw:style-name="gr4" draw:text-style-name="P1" draw:layer="layout" svg:width="7.7cm" svg:height="1.528cm" svg:x="6.6cm" svg:y="9.372cm">
          <text:p/>
        </draw:rect>
        <draw:rect draw:style-name="gr5" draw:text-style-name="P1" draw:layer="layout" svg:width="8.1cm" svg:height="1.6cm" svg:x="6.4cm" svg:y="10.3cm">
          <text:p/>
        </draw:rect>
        <draw:rect draw:style-name="gr6" draw:text-style-name="P1" draw:layer="layout" svg:width="7.7cm" svg:height="1.1cm" svg:x="6.6cm" svg:y="10.5cm">
          <text:p/>
        </draw:rect>
        <draw:frame draw:style-name="gr7" draw:text-style-name="P2" draw:layer="layout" svg:width="17.121cm" svg:height="1.517cm" draw:transform="rotate (-1.55718275863023) translate (5.917cm -1.2cm)">
          <draw:text-box>
            <text:p text:style-name="P1"><text:span text:style-name="T1">Tablet</text:span></text:p>
          </draw:text-box>
        </draw:frame>
        <draw:frame draw:style-name="gr8" draw:text-style-name="P3" draw:layer="layout" svg:width="12.3cm" svg:height="14.5cm" svg:x="4.1cm" svg:y="13.6cm">
          <draw:text-box>
            <text:p text:style-name="P3">Legende Tablet:</text:p>
          </draw:text-box>
        </draw:frame>
        <draw:frame draw:style-name="standard" draw:layer="layout" svg:width="12.298cm" svg:height="10.928cm" svg:x="4.1cm" svg:y="14.5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Body</text:span></text:p>
                            <text:list>
                              <text:list-item>
                                <text:p text:style-name="P4"><text:span text:style-name="T2">Wird überdeckt vom Wrapp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Wrapper</text:span></text:p>
                            <text:list>
                              <text:list-item>
                                <text:p text:style-name="P4"><text:span text:style-name="T2">Hintergrundfarb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Header</text:span></text:p>
                            <text:list>
                              <text:list-item>
                                <text:p text:style-name="P5"><text:span text:style-name="T2">Logo, Name und Illustr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Navigationsleiste</text:span></text:p>
                            <text:list>
                              <text:list-item>
                                <text:p text:style-name="P5"><text:span text:style-name="T2">Start</text:span></text:p>
                              </text:list-item>
                              <text:list-item>
                                <text:p text:style-name="P5"><text:span text:style-name="T2">Lernbereich</text:span></text:p>
                              </text:list-item>
                              <text:list-item>
                                <text:p text:style-name="P5"><text:span text:style-name="T2">Lernstand</text:span></text:p>
                              </text:list-item>
                              <text:list-item>
                                <text:p text:style-name="P5"><text:span text:style-name="T2">Kontak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Sektionen</text:span></text:p>
                            <text:list>
                              <text:list-item>
                                <text:p text:style-name="P5"><text:span text:style-name="T2">Inhalt der jeweiligen Punk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Footer</text:span></text:p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Links zu wichtigen Sei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rect draw:style-name="gr4" draw:text-style-name="P1" draw:layer="layout" svg:width="7.7cm" svg:height="1.528cm" svg:x="6.6cm" svg:y="7.572cm">
          <text:p/>
        </draw:rect>
        <draw:rect draw:style-name="gr9" draw:text-style-name="P1" draw:layer="layout" svg:width="1.2cm" svg:height="1.2cm" svg:x="6.4cm" svg:y="4.4cm">
          <text:p/>
        </draw:rect>
      </draw:page>
      <draw:page draw:name="page3" draw:style-name="dp1" draw:master-page-name="Standard">
        <draw:rect draw:style-name="gr10" draw:text-style-name="P1" draw:layer="layout" svg:width="3.7cm" svg:height="21.7cm" svg:x="1.7cm" svg:y="4.5cm">
          <text:p/>
        </draw:rect>
        <draw:rect draw:style-name="gr3" draw:text-style-name="P1" draw:layer="layout" svg:width="3.7cm" svg:height="2.7cm" draw:transform="rotate (3.1415926535892) translate (5.4cm 7.2cm)">
          <text:p/>
        </draw:rect>
        <draw:rect draw:style-name="gr4" draw:text-style-name="P1" draw:layer="layout" svg:width="3.3cm" svg:height="13.9cm" svg:x="1.9cm" svg:y="7.4cm">
          <text:p/>
        </draw:rect>
        <draw:rect draw:style-name="gr5" draw:text-style-name="P1" draw:layer="layout" svg:width="3.7cm" svg:height="4.5cm" svg:x="1.7cm" svg:y="21.7cm">
          <text:p/>
        </draw:rect>
        <draw:rect draw:style-name="gr6" draw:text-style-name="P1" draw:layer="layout" svg:width="3.3cm" svg:height="3.9cm" svg:x="1.9cm" svg:y="22.1cm">
          <text:p/>
        </draw:rect>
        <draw:frame draw:style-name="gr7" draw:text-style-name="P2" draw:layer="layout" svg:width="17.121cm" svg:height="1.517cm" draw:transform="rotate (-1.57149445849658) translate (6.8cm 5.779cm)">
          <draw:text-box>
            <text:p text:style-name="P1"><text:span text:style-name="T1">Mobile</text:span></text:p>
          </draw:text-box>
        </draw:frame>
        <draw:frame draw:style-name="gr8" draw:text-style-name="P3" draw:layer="layout" svg:width="12.3cm" svg:height="14.5cm" svg:x="6.8cm" svg:y="6.8cm">
          <draw:text-box>
            <text:p text:style-name="P3">Legende Mobile:</text:p>
          </draw:text-box>
        </draw:frame>
        <draw:frame draw:style-name="standard" draw:layer="layout" svg:width="11.499cm" svg:height="10.928cm" svg:x="6.8cm" svg:y="7.7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list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Body</text:span></text:p>
                            <text:list>
                              <text:list-item>
                                <text:p text:style-name="P4"><text:span text:style-name="T2">Wird vom Wrapper überdeck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Wrapper</text:span></text:p>
                            <text:list>
                              <text:list-item>
                                <text:p text:style-name="P4"><text:span text:style-name="T2">Hintergrundfarb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>
              <table:table-cell table:style-name="ce8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Header</text:span></text:p>
                            <text:list>
                              <text:list-item>
                                <text:p text:style-name="P5"><text:span text:style-name="T2">Logo, Name und Illustration</text:span></text:p>
                              </text:list-item>
                              <text:list-item>
                                <text:p text:style-name="P5"><text:span text:style-name="T2">Menü Klapppunk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Navigationsleiste (ausklappbar)</text:span></text:p>
                            <text:list>
                              <text:list-item>
                                <text:p text:style-name="P5"><text:span text:style-name="T2">Start</text:span></text:p>
                              </text:list-item>
                              <text:list-item>
                                <text:p text:style-name="P5"><text:span text:style-name="T2">Lernbereich</text:span></text:p>
                              </text:list-item>
                              <text:list-item>
                                <text:p text:style-name="P5"><text:span text:style-name="T2">Lernstand</text:span></text:p>
                              </text:list-item>
                              <text:list-item>
                                <text:p text:style-name="P5"><text:span text:style-name="T2">Kontak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5"><text:span text:style-name="T2">Sektionen</text:span></text:p>
                            <text:list>
                              <text:list-item>
                                <text:p text:style-name="P5"><text:span text:style-name="T2">Inhalt der jeweiligen Punk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p text:style-name="P4"><text:span text:style-name="T2">Footer</text:span></text:p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2"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Links zu wichtigen Sei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rect draw:style-name="gr11" draw:text-style-name="P1" draw:layer="layout" svg:width="0.9cm" svg:height="1cm" svg:x="3.1cm" svg:y="4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9T09:34:25.21</meta:creation-date>
    <dc:date>2017-04-04T15:25:14.10</dc:date>
    <meta:editing-duration>PT6H55M18S</meta:editing-duration>
    <meta:editing-cycles>20</meta:editing-cycles>
    <meta:generator>OpenOffice/4.1.3$Win32 OpenOffice.org_project/413m1$Build-9783</meta:generator>
    <meta:document-statistic meta:object-count="34"/>
  </office:meta>
</office:document-meta>
</file>